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y_data_small</text:p>
          </table:table-cell>
          <table:table-cell office:value-type="string" calcext:value-type="string">
            <text:p>VOC</text:p>
          </table:table-cell>
          <table:table-cell office:value-type="string" calcext:value-type="string">
            <text:p>25k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equential scattering</text:p>
          </table:table-cell>
          <table:table-cell office:value-type="string" calcext:value-type="string">
            <text:p>parallel scattering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02" calcext:value-type="float">
            <text:p>0.6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03" calcext:value-type="float">
            <text:p>0.6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07" calcext:value-type="float">
            <text:p>0.6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13" calcext:value-type="float">
            <text:p>0.76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21" calcext:value-type="float">
            <text:p>0.7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42" calcext:value-type="float">
            <text:p>0.75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66" calcext:value-type="float">
            <text:p>0.4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42" calcext:value-type="float">
            <text:p>0.3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41" calcext:value-type="float">
            <text:p>0.0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83" calcext:value-type="float">
            <text:p>0.1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5" calcext:value-type="float">
            <text:p>0.3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8" calcext:value-type="float">
            <text:p>0.3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34" calcext:value-type="float">
            <text:p>0.3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73" calcext:value-type="float">
            <text:p>0.0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79" calcext:value-type="float">
            <text:p>0.0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3:39:10.794671413</meta:creation-date>
    <dc:date>2019-06-12T10:29:33.348541278</dc:date>
    <meta:editing-duration>PT20H50M21S</meta:editing-duration>
    <meta:editing-cycles>4</meta:editing-cycles>
    <meta:generator>LibreOffice/5.1.6.2$Linux_X86_64 LibreOffice_project/10m0$Build-2</meta:generator>
    <meta:document-statistic meta:table-count="1" meta:cell-count="296" meta:object-count="0"/>
  </office:meta>
</office:document-meta>
</file>